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23cm" style:contextual-spacing="false" fo:text-indent="0cm" style:auto-text-indent="false" style:writing-mode="lr-tb"/>
    </style:style>
    <style:style style:name="P2" style:family="paragraph" style:parent-style-name="Standard" style:list-style-name="WWNum1">
      <style:paragraph-properties fo:margin-left="1.27cm" fo:margin-right="0cm" fo:text-indent="0cm" style:auto-text-indent="false" style:writing-mode="lr-tb">
        <style:tab-stops>
          <style:tab-stop style:position="1.27cm"/>
        </style:tab-stops>
      </style:paragraph-properties>
    </style:style>
    <style:style style:name="P3" style:family="paragraph" style:parent-style-name="Standard" style:list-style-name="WWNum1">
      <style:paragraph-properties fo:margin-left="1.27cm" fo:margin-right="0cm" fo:margin-top="0.176cm" fo:margin-bottom="0.176cm" style:contextual-spacing="false" fo:text-indent="-0.635cm" style:auto-text-indent="false" style:writing-mode="lr-tb">
        <style:tab-stops>
          <style:tab-stop style:position="1.27cm"/>
        </style:tab-stops>
      </style:paragraph-properties>
    </style:style>
    <style:style style:name="P4" style:family="paragraph" style:parent-style-name="Standard" style:list-style-name="WWNum1">
      <style:paragraph-properties fo:margin-left="2.54cm" fo:margin-right="0cm" fo:margin-top="0.176cm" fo:margin-bottom="0.176cm" style:contextual-spacing="false" fo:text-indent="-0.635cm" style:auto-text-indent="false" style:writing-mode="lr-tb">
        <style:tab-stops>
          <style:tab-stop style:position="2.54cm"/>
        </style:tab-stops>
      </style:paragraph-properties>
    </style:style>
    <style:style style:name="P5" style:family="paragraph" style:parent-style-name="Standard" style:list-style-name="WWNum1">
      <style:paragraph-properties fo:margin-left="3.81cm" fo:margin-right="0cm" fo:margin-top="0.176cm" fo:margin-bottom="0.176cm" style:contextual-spacing="false" fo:text-indent="-0.635cm" style:auto-text-indent="false" style:writing-mode="lr-tb">
        <style:tab-stops>
          <style:tab-stop style:position="3.81cm"/>
        </style:tab-stops>
      </style:paragraph-properties>
    </style:style>
    <style:style style:name="P6" style:family="paragraph" style:parent-style-name="Normal_20__28_Web_29_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text-indent="0cm" style:auto-text-indent="false" style:writing-mode="lr-tb"/>
    </style:style>
    <style:style style:name="T1" style:family="text">
      <style:text-properties style:font-name="Helvetica" style:font-name-complex="Helvetica1"/>
    </style:style>
    <style:style style:name="T2" style:family="text">
      <style:text-properties style:font-name-asian="Times New Roman"/>
    </style:style>
    <style:style style:name="T3" style:family="text">
      <style:text-properties fo:font-weight="bold" style:font-name-asian="Times New Roma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ite à la réunion de ce jour, voici la proposition de cadre de travail pour le passage des données utilisateur en données IFN.<text:line-break/>Ce cadre s'applique donnée par donnée...</text:span></text:p>
      <text:list text:style-name="WWNum1">
        <text:list-item>
          <text:p text:style-name="P2">Spécification de chaque donnée à passer en IFN. Cette spécification doit être fournie, sous forme de document, en indiquant la donnée U_ d'origine, son nom à venir et les spécifications de son mode de calcul (avec les éventuelles évolutions au cours du temps à prendre en compte). Définir un lieu de fourniture / mode de livraison du document... </text:p>
        </text:list-item>
        <text:list-item>
          <text:p text:style-name="P3" loext:marker-style-name="T2"><text:span text:style-name="T2">Vérifier que la </text:span><text:span text:style-name="T3">donnée</text:span><text:span text:style-name="T2"> U_ et ses </text:span><text:span text:style-name="T3">métadonnées</text:span><text:span text:style-name="T2"> sont</text:span><text:span text:style-name="T3"> strictement identiques</text:span><text:span text:style-name="T2"> en test et en exploitation. Si ça n'est pas le cas, il faut les mettre à l'identique avant de poursuivre la procédure (Laurent / Cédric)</text:span></text:p>
        </text:list-item>
        <text:list-item>
          <text:p text:style-name="P3" loext:marker-style-name="T2"><text:span text:style-name="T2">Développement du calcul : </text:span><text:span text:style-name="T2"/></text:p>
          <text:list>
            <text:list-item>
              <text:p text:style-name="P4" loext:marker-style-name="T2"><text:span text:style-name="T2">développement du calcul de la donnée (environnement de développement) : </text:span><text:span text:style-name="T2"/></text:p>
              <text:list>
                <text:list-item>
                  <text:p text:style-name="P5" loext:marker-style-name="T2"><text:span text:style-name="T2">script de transfert de la donnée utilisateur en donnée IFN </text:span><text:span text:style-name="T2"/></text:p>
                </text:list-item>
                <text:list-item>
                  <text:p text:style-name="P5" loext:marker-style-name="T2"><text:span text:style-name="T2">script de mise à jour des métadonnées (création de la donnée et éventuellement de l'unité IFN, suppression de la donnée U_ et de son unité si pertinent) </text:span><text:span text:style-name="T2"/></text:p>
                </text:list-item>
                <text:list-item>
                  <text:p text:style-name="P5" loext:marker-style-name="T2"><text:span text:style-name="T2">incorporation dans un script annuel de la dernière campagne disponible </text:span><text:span text:style-name="T2"/></text:p>
                </text:list-item>
                <text:list-item>
                  <text:p text:style-name="P5" loext:marker-style-name="T2"><text:span text:style-name="T2">pousser les 3 scripts sous Gitlab </text:span><text:span text:style-name="T2"/></text:p>
                </text:list-item>
                <text:list-item>
                  <text:p text:style-name="P5" loext:marker-style-name="T2"><text:span text:style-name="T2">validation par Cédric </text:span><text:span text:style-name="T2"/></text:p>
                </text:list-item>
              </text:list>
            </text:list-item>
            <text:list-item>
              <text:p text:style-name="P4" loext:marker-style-name="T2"><text:span text:style-name="T2">Passage en test : </text:span><text:span text:style-name="T2"/></text:p>
              <text:list>
                <text:list-item>
                  <text:p text:style-name="P5" loext:marker-style-name="T2"><text:span text:style-name="T2">exécution des scripts (sauf iii.) dans la base d'exploitation test </text:span><text:span text:style-name="T2"/></text:p>
                </text:list-item>
                <text:list-item>
                  <text:p text:style-name="P5" loext:marker-style-name="T2"><text:span text:style-name="T2">exécution des scripts d'incohérence des métadonnées en test pour vérifier si la nouvelle donnée n'y apparaît pas </text:span><text:span text:style-name="T2"/></text:p>
                </text:list-item>
                <text:list-item>
                  <text:p text:style-name="P5" loext:marker-style-name="T2"><text:span text:style-name="T2">vérification par Nathalie par comparaison avec la vraie base d'exploitation (comparaison entre la donnée U_ en vraie base avec la nouvelle donnée IFN en base test) =&gt; validation ou itération a. </text:span><text:span text:style-name="T2"/></text:p>
                </text:list-item>
              </text:list>
            </text:list-item>
            <text:list-item>
              <text:p text:style-name="P4" loext:marker-style-name="T2"><text:span text:style-name="T2">Passage en exploitation : </text:span><text:span text:style-name="T2"/></text:p>
              <text:list>
                <text:list-item>
                  <text:p text:style-name="P5" loext:marker-style-name="T2"><text:span text:style-name="T2">exécution des scripts (sauf iii.) dans la base d'exploitation </text:span><text:span text:style-name="T2"/></text:p>
                </text:list-item>
                <text:list-item>
                  <text:p text:style-name="P5" loext:marker-style-name="T2"><text:span text:style-name="T2">exécution des scripts d'incohérence des métadonnées pour vérifier si la nouvelle donnée n'y apparaît pas </text:span><text:span text:style-name="T2"/></text:p>
                </text:list-item>
              </text:list>
            </text:list-item>
          </text:list>
        </text:list-item>
        <text:list-item>
          <text:p text:style-name="P3" loext:marker-style-name="T2"><text:span text:style-name="T2">Communication sur la réalisation de la modification : Nathalie.</text:span><text:span text:style-name="T2"/></text:p>
        </text:list-item>
      </text:list>
      <text:p text:style-name="P6">N'hésitez pas à proposer d'éventuelles améliorations.</text:p>
      <text:p text:style-name="P6">Avec Laurent, nous préparons aussi de notre côté un outil SQL pour l'étape 2 et 3.a.i (comparaison donnée U_ et IFN en environnement de développement avant de supprimer la donnée U_ dans cet environnement).</text:p>
      <text:p text:style-name="P7">Cédric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08:10:18.535000000</meta:creation-date>
    <dc:date>2025-11-07T11:26:18.914000000</dc:date>
    <meta:editing-duration>PT3H16M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21" meta:word-count="350" meta:character-count="2108" meta:non-whitespace-character-count="1780"/>
  </office:meta>
</office:document-meta>
</file>